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5c972" officeooo:paragraph-rsid="0015c972"/>
    </style:style>
    <style:style style:name="P2" style:family="paragraph" style:parent-style-name="Standard">
      <style:text-properties officeooo:rsid="0015c972" officeooo:paragraph-rsid="0015c972"/>
    </style:style>
    <style:style style:name="P3" style:family="paragraph" style:parent-style-name="Standard">
      <style:text-properties officeooo:rsid="0015c972" officeooo:paragraph-rsid="0016b835"/>
    </style:style>
    <style:style style:name="P4" style:family="paragraph" style:parent-style-name="Standard">
      <style:text-properties officeooo:rsid="0015c972" officeooo:paragraph-rsid="00180fe9"/>
    </style:style>
    <style:style style:name="P5" style:family="paragraph" style:parent-style-name="Standard">
      <style:text-properties officeooo:rsid="0015c972" officeooo:paragraph-rsid="0018feea"/>
    </style:style>
    <style:style style:name="P6" style:family="paragraph" style:parent-style-name="Standard">
      <style:text-properties officeooo:rsid="0015c972" officeooo:paragraph-rsid="001eb9c3"/>
    </style:style>
    <style:style style:name="P7" style:family="paragraph" style:parent-style-name="Standard">
      <style:text-properties officeooo:rsid="0015c972" officeooo:paragraph-rsid="001f33e4"/>
    </style:style>
    <style:style style:name="P8" style:family="paragraph" style:parent-style-name="Standard">
      <style:text-properties officeooo:paragraph-rsid="0015c972"/>
    </style:style>
    <style:style style:name="P9" style:family="paragraph" style:parent-style-name="Standard">
      <style:text-properties officeooo:paragraph-rsid="0016b835"/>
    </style:style>
    <style:style style:name="P10" style:family="paragraph" style:parent-style-name="Standard">
      <style:text-properties officeooo:paragraph-rsid="00180fe9"/>
    </style:style>
    <style:style style:name="P11" style:family="paragraph" style:parent-style-name="Standard">
      <style:text-properties officeooo:paragraph-rsid="0018feea"/>
    </style:style>
    <style:style style:name="P12" style:family="paragraph" style:parent-style-name="Standard">
      <style:text-properties officeooo:rsid="001eb9c3" officeooo:paragraph-rsid="001eb9c3"/>
    </style:style>
    <style:style style:name="P13" style:family="paragraph" style:parent-style-name="Standard">
      <style:text-properties officeooo:paragraph-rsid="0022e4d5"/>
    </style:style>
    <style:style style:name="P14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5c972" officeooo:paragraph-rsid="0015c972" fo:background-color="#e6e6e6" style:font-name-asian="Courier New" style:font-size-asian="10pt" style:font-weight-asian="bold" style:font-name-complex="Liberation Mono" style:font-size-complex="10pt" style:font-weight-complex="bold"/>
    </style:style>
    <style:style style:name="P15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6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7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0fe9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8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feea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9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989dc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20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5c972" officeooo:paragraph-rsid="0016b835" fo:background-color="transparent"/>
    </style:style>
    <style:style style:name="P21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6b835" officeooo:paragraph-rsid="00180fe9"/>
    </style:style>
    <style:style style:name="P22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paragraph-rsid="00180fe9"/>
    </style:style>
    <style:style style:name="P23" style:family="paragraph" style:parent-style-name="Standard" style:list-style-name="L1">
      <style:text-properties officeooo:rsid="0015c972" officeooo:paragraph-rsid="0015c972"/>
    </style:style>
    <style:style style:name="P24" style:family="paragraph" style:parent-style-name="Standard" style:list-style-name="L2">
      <style:text-properties officeooo:rsid="0015c972" officeooo:paragraph-rsid="0015c972"/>
    </style:style>
    <style:style style:name="P25" style:family="paragraph" style:parent-style-name="Standard" style:list-style-name="L3">
      <style:text-properties officeooo:rsid="0015c972" officeooo:paragraph-rsid="0015c972"/>
    </style:style>
    <style:style style:name="P26" style:family="paragraph" style:parent-style-name="Standard" style:list-style-name="L4">
      <style:text-properties officeooo:rsid="0015c972" officeooo:paragraph-rsid="0016b835"/>
    </style:style>
    <style:style style:name="P27" style:family="paragraph" style:parent-style-name="Standard" style:list-style-name="L5">
      <style:text-properties officeooo:rsid="0015c972" officeooo:paragraph-rsid="0015c972"/>
    </style:style>
    <style:style style:name="P28" style:family="paragraph" style:parent-style-name="Standard" style:list-style-name="L6">
      <style:text-properties officeooo:rsid="0015c972" officeooo:paragraph-rsid="0015c972"/>
    </style:style>
    <style:style style:name="P29" style:family="paragraph" style:parent-style-name="Standard" style:list-style-name="L7">
      <style:text-properties officeooo:rsid="0015c972" officeooo:paragraph-rsid="0015c972"/>
    </style:style>
    <style:style style:name="P30" style:family="paragraph" style:parent-style-name="Standard" style:list-style-name="L8">
      <style:text-properties officeooo:rsid="0015c972" officeooo:paragraph-rsid="0016b835"/>
    </style:style>
    <style:style style:name="P31" style:family="paragraph" style:parent-style-name="Standard" style:list-style-name="L9">
      <style:text-properties officeooo:rsid="0015c972" officeooo:paragraph-rsid="0016b835"/>
    </style:style>
    <style:style style:name="P32" style:family="paragraph" style:parent-style-name="Standard" style:list-style-name="L10">
      <style:text-properties officeooo:rsid="0015c972" officeooo:paragraph-rsid="0015c972"/>
    </style:style>
    <style:style style:name="P33" style:family="paragraph" style:parent-style-name="Standard" style:list-style-name="L11">
      <style:text-properties officeooo:rsid="0015c972" officeooo:paragraph-rsid="0016b835"/>
    </style:style>
    <style:style style:name="P34" style:family="paragraph" style:parent-style-name="Standard" style:list-style-name="L12">
      <style:text-properties officeooo:rsid="0015c972" officeooo:paragraph-rsid="0015c972"/>
    </style:style>
    <style:style style:name="P35" style:family="paragraph" style:parent-style-name="Standard" style:list-style-name="L13">
      <style:text-properties officeooo:rsid="0015c972" officeooo:paragraph-rsid="0016b835"/>
    </style:style>
    <style:style style:name="P36" style:family="paragraph" style:parent-style-name="Standard" style:list-style-name="L14">
      <style:text-properties officeooo:rsid="0015c972" officeooo:paragraph-rsid="0015c972"/>
    </style:style>
    <style:style style:name="P37" style:family="paragraph" style:parent-style-name="Standard" style:list-style-name="L15">
      <style:text-properties officeooo:rsid="0015c972" officeooo:paragraph-rsid="0016b835"/>
    </style:style>
    <style:style style:name="P38" style:family="paragraph" style:parent-style-name="Standard" style:list-style-name="L16">
      <style:text-properties officeooo:rsid="0015c972" officeooo:paragraph-rsid="0016b835"/>
    </style:style>
    <style:style style:name="P39" style:family="paragraph" style:parent-style-name="Standard" style:list-style-name="L17">
      <style:text-properties officeooo:rsid="0015c972" officeooo:paragraph-rsid="0015c972"/>
    </style:style>
    <style:style style:name="P40" style:family="paragraph" style:parent-style-name="Standard" style:list-style-name="L18">
      <style:text-properties officeooo:rsid="0015c972" officeooo:paragraph-rsid="0016b835"/>
    </style:style>
    <style:style style:name="P41" style:family="paragraph" style:parent-style-name="Standard" style:list-style-name="L19">
      <style:text-properties officeooo:rsid="0015c972" officeooo:paragraph-rsid="0016b835"/>
    </style:style>
    <style:style style:name="P42" style:family="paragraph" style:parent-style-name="Standard" style:list-style-name="L20">
      <style:text-properties officeooo:rsid="0015c972" officeooo:paragraph-rsid="0016b835"/>
    </style:style>
    <style:style style:name="P43" style:family="paragraph" style:parent-style-name="Standard" style:list-style-name="L21">
      <style:text-properties officeooo:rsid="0015c972" officeooo:paragraph-rsid="0015c972"/>
    </style:style>
    <style:style style:name="P44" style:family="paragraph" style:parent-style-name="Standard" style:list-style-name="L22">
      <style:text-properties officeooo:rsid="0015c972" officeooo:paragraph-rsid="0016b835"/>
    </style:style>
    <style:style style:name="P45" style:family="paragraph" style:parent-style-name="Standard" style:list-style-name="L23">
      <style:text-properties officeooo:rsid="0015c972" officeooo:paragraph-rsid="0015c972"/>
    </style:style>
    <style:style style:name="P46" style:family="paragraph" style:parent-style-name="Standard" style:list-style-name="L24">
      <style:text-properties officeooo:rsid="0015c972" officeooo:paragraph-rsid="0016b835"/>
    </style:style>
    <style:style style:name="P47" style:family="paragraph" style:parent-style-name="Standard" style:list-style-name="L25">
      <style:text-properties officeooo:rsid="0015c972" officeooo:paragraph-rsid="0015c972"/>
    </style:style>
    <style:style style:name="P48" style:family="paragraph" style:parent-style-name="Standard" style:list-style-name="L26">
      <style:text-properties officeooo:rsid="0015c972" officeooo:paragraph-rsid="0015c972"/>
    </style:style>
    <style:style style:name="P49" style:family="paragraph" style:parent-style-name="Standard" style:list-style-name="L27">
      <style:text-properties officeooo:rsid="0015c972" officeooo:paragraph-rsid="00180fe9"/>
    </style:style>
    <style:style style:name="P50" style:family="paragraph" style:parent-style-name="Standard" style:list-style-name="L28">
      <style:text-properties officeooo:rsid="0015c972" officeooo:paragraph-rsid="00180fe9"/>
    </style:style>
    <style:style style:name="P51" style:family="paragraph" style:parent-style-name="Standard" style:list-style-name="L29">
      <style:text-properties officeooo:rsid="0015c972" officeooo:paragraph-rsid="00180fe9"/>
    </style:style>
    <style:style style:name="P52" style:family="paragraph" style:parent-style-name="Standard" style:list-style-name="L30">
      <style:text-properties officeooo:rsid="0015c972" officeooo:paragraph-rsid="0015c972"/>
    </style:style>
    <style:style style:name="P53" style:family="paragraph" style:parent-style-name="Standard" style:list-style-name="L31">
      <style:text-properties officeooo:rsid="0015c972" officeooo:paragraph-rsid="0018feea"/>
    </style:style>
    <style:style style:name="P54" style:family="paragraph" style:parent-style-name="Standard" style:list-style-name="L31">
      <style:text-properties officeooo:rsid="0015c972" officeooo:paragraph-rsid="001eb9c3"/>
    </style:style>
    <style:style style:name="P55" style:family="paragraph" style:parent-style-name="Standard" style:list-style-name="L32">
      <style:text-properties officeooo:rsid="0015c972" officeooo:paragraph-rsid="0018feea"/>
    </style:style>
    <style:style style:name="P56" style:family="paragraph" style:parent-style-name="Standard" style:list-style-name="L33">
      <style:text-properties officeooo:rsid="0015c972" officeooo:paragraph-rsid="0015c972"/>
    </style:style>
    <style:style style:name="P57" style:family="paragraph" style:parent-style-name="Standard" style:list-style-name="L34">
      <style:text-properties officeooo:rsid="0015c972" officeooo:paragraph-rsid="0015c972"/>
    </style:style>
    <style:style style:name="P58" style:family="paragraph" style:parent-style-name="Standard" style:list-style-name="L35">
      <style:text-properties officeooo:rsid="0015c972" officeooo:paragraph-rsid="0015c972"/>
    </style:style>
    <style:style style:name="P59" style:family="paragraph" style:parent-style-name="Standard" style:list-style-name="L36">
      <style:text-properties officeooo:rsid="0015c972" officeooo:paragraph-rsid="0018feea"/>
    </style:style>
    <style:style style:name="P60" style:family="paragraph" style:parent-style-name="Standard" style:list-style-name="L37">
      <style:text-properties officeooo:rsid="0015c972" officeooo:paragraph-rsid="0018feea"/>
    </style:style>
    <style:style style:name="P61" style:family="paragraph" style:parent-style-name="Standard" style:list-style-name="L38">
      <style:text-properties officeooo:rsid="0015c972" officeooo:paragraph-rsid="0018feea"/>
    </style:style>
    <style:style style:name="P62" style:family="paragraph" style:parent-style-name="Standard" style:list-style-name="L39">
      <style:text-properties officeooo:rsid="0015c972" officeooo:paragraph-rsid="0015c972"/>
    </style:style>
    <style:style style:name="P63" style:family="paragraph" style:parent-style-name="Standard" style:list-style-name="L40">
      <style:text-properties officeooo:rsid="0015c972" officeooo:paragraph-rsid="0018feea"/>
    </style:style>
    <style:style style:name="P64" style:family="paragraph" style:parent-style-name="Standard" style:list-style-name="L41">
      <style:text-properties officeooo:rsid="0015c972" officeooo:paragraph-rsid="0018feea"/>
    </style:style>
    <style:style style:name="P65" style:family="paragraph" style:parent-style-name="Standard" style:list-style-name="L42">
      <style:text-properties officeooo:rsid="0015c972" officeooo:paragraph-rsid="0015c972"/>
    </style:style>
    <style:style style:name="P66" style:family="paragraph" style:parent-style-name="Standard" style:list-style-name="L43">
      <style:text-properties officeooo:rsid="0015c972" officeooo:paragraph-rsid="0018feea"/>
    </style:style>
    <style:style style:name="P67" style:family="paragraph" style:parent-style-name="Standard" style:list-style-name="L44">
      <style:text-properties officeooo:rsid="0015c972" officeooo:paragraph-rsid="0018feea"/>
    </style:style>
    <style:style style:name="P68" style:family="paragraph" style:parent-style-name="Standard" style:list-style-name="L45">
      <style:text-properties officeooo:rsid="0015c972" officeooo:paragraph-rsid="0018feea"/>
    </style:style>
    <style:style style:name="P69" style:family="paragraph" style:parent-style-name="Standard" style:list-style-name="L46">
      <style:text-properties officeooo:rsid="0015c972" officeooo:paragraph-rsid="0018feea"/>
    </style:style>
    <style:style style:name="P70" style:family="paragraph" style:parent-style-name="Standard" style:list-style-name="L47">
      <style:text-properties officeooo:rsid="0015c972" officeooo:paragraph-rsid="0015c972"/>
    </style:style>
    <style:style style:name="P71" style:family="paragraph" style:parent-style-name="Standard" style:list-style-name="L49">
      <style:text-properties officeooo:rsid="0015c972" officeooo:paragraph-rsid="0015c972"/>
    </style:style>
    <style:style style:name="P72" style:family="paragraph" style:parent-style-name="Standard" style:list-style-name="L50">
      <style:text-properties officeooo:rsid="0015c972" officeooo:paragraph-rsid="0018feea"/>
    </style:style>
    <style:style style:name="P73" style:family="paragraph" style:parent-style-name="Standard" style:list-style-name="L2">
      <style:text-properties officeooo:paragraph-rsid="0015c972"/>
    </style:style>
    <style:style style:name="P74" style:family="paragraph" style:parent-style-name="Standard" style:list-style-name="L3">
      <style:text-properties officeooo:paragraph-rsid="0015c972"/>
    </style:style>
    <style:style style:name="P75" style:family="paragraph" style:parent-style-name="Standard" style:list-style-name="L28">
      <style:text-properties officeooo:rsid="00180fe9" officeooo:paragraph-rsid="00180fe9"/>
    </style:style>
    <style:style style:name="P76" style:family="paragraph" style:parent-style-name="Standard" style:list-style-name="L48"/>
    <style:style style:name="P77" style:family="paragraph" style:parent-style-name="Standard" style:list-style-name="L48">
      <style:text-properties officeooo:rsid="001989dc" officeooo:paragraph-rsid="001989dc"/>
    </style:style>
    <style:style style:name="P78" style:family="paragraph" style:parent-style-name="Standard" style:list-style-name="L31">
      <style:text-properties officeooo:rsid="001eb9c3" officeooo:paragraph-rsid="001eb9c3"/>
    </style:style>
    <style:style style:name="P79" style:family="paragraph" style:parent-style-name="Standard" style:list-style-name="L31">
      <style:text-properties officeooo:rsid="001eb9c3" officeooo:paragraph-rsid="001f33e4"/>
    </style:style>
    <style:style style:name="P80" style:family="paragraph" style:parent-style-name="Standard" style:list-style-name="L31">
      <style:text-properties officeooo:rsid="001f33e4" officeooo:paragraph-rsid="001f33e4"/>
    </style:style>
    <style:style style:name="P81" style:family="paragraph" style:parent-style-name="Standard" style:list-style-name="L51"/>
    <style:style style:name="P82" style:family="paragraph" style:parent-style-name="Standard" style:list-style-name="L51">
      <style:text-properties officeooo:rsid="0020a124" officeooo:paragraph-rsid="0020a124"/>
    </style:style>
    <style:style style:name="P83" style:family="paragraph" style:parent-style-name="Standard" style:list-style-name="L51">
      <style:text-properties officeooo:rsid="00213075" officeooo:paragraph-rsid="00213075"/>
    </style:style>
    <style:style style:name="P84" style:family="paragraph" style:parent-style-name="Standard" style:list-style-name="L51">
      <style:text-properties officeooo:rsid="0022e4d5" officeooo:paragraph-rsid="0022e4d5"/>
    </style:style>
    <style:style style:name="P85" style:family="paragraph" style:parent-style-name="Standard" style:list-style-name="L51">
      <style:text-properties officeooo:rsid="00244017" officeooo:paragraph-rsid="00244017"/>
    </style:style>
    <style:style style:name="P86" style:family="paragraph" style:parent-style-name="Heading_20_2">
      <style:text-properties officeooo:rsid="001989dc" officeooo:paragraph-rsid="001989dc"/>
    </style:style>
    <style:style style:name="P87" style:family="paragraph" style:parent-style-name="Heading_20_2">
      <style:text-properties officeooo:paragraph-rsid="001eb9c3"/>
    </style:style>
    <style:style style:name="P88" style:family="paragraph" style:parent-style-name="Heading_20_2">
      <style:text-properties officeooo:rsid="001eb9c3" officeooo:paragraph-rsid="001eb9c3"/>
    </style:style>
    <style:style style:name="P89" style:family="paragraph" style:parent-style-name="Heading_20_2">
      <style:text-properties officeooo:paragraph-rsid="001f33e4"/>
    </style:style>
    <style:style style:name="P90" style:family="paragraph" style:parent-style-name="Heading_20_1">
      <style:paragraph-properties fo:break-before="page"/>
    </style:style>
    <style:style style:name="P91" style:family="paragraph">
      <loext:graphic-properties draw:fill="solid" draw:fill-color="#942823"/>
    </style:style>
    <style:style style:name="P92" style:family="paragraph">
      <loext:graphic-properties draw:fill="solid" draw:fill-color="#757474"/>
    </style:style>
    <style:style style:name="P93" style:family="paragraph">
      <loext:graphic-properties draw:fill="solid" draw:fill-color="#ffffff"/>
    </style:style>
    <style:style style:name="T1" style:family="text">
      <style:text-properties officeooo:rsid="0015c972"/>
    </style:style>
    <style:style style:name="T2" style:family="text">
      <style:text-properties officeooo:rsid="0016b835"/>
    </style:style>
    <style:style style:name="T3" style:family="text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T4" style:family="text">
      <style:text-properties style:font-name="Liberation Mono" fo:font-size="10pt" fo:font-weight="bold" officeooo:rsid="0016b835" style:font-name-asian="Courier New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fo:font-weight="bold" officeooo:rsid="0016b835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10pt" fo:font-weight="bold" officeooo:rsid="00180fe9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0fe9"/>
    </style:style>
    <style:style style:name="T10" style:family="text">
      <style:text-properties officeooo:rsid="0018feea"/>
    </style:style>
    <style:style style:name="T11" style:family="text">
      <style:text-properties officeooo:rsid="00190cc3"/>
    </style:style>
    <style:style style:name="T12" style:family="text">
      <style:text-properties officeooo:rsid="001989dc"/>
    </style:style>
    <style:style style:name="T13" style:family="text">
      <style:text-properties officeooo:rsid="001eb9c3"/>
    </style:style>
    <style:style style:name="T14" style:family="text">
      <style:text-properties officeooo:rsid="001f33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942823" style:run-through="foreground"/>
    </style:style>
    <style:style style:name="gr3" style:family="graphic">
      <style:graphic-properties draw:stroke="none" draw:fill="solid" draw:fill-color="#757474" style:run-through="foreground"/>
    </style:style>
    <style:style style:name="gr4" style:family="graphic">
      <style:graphic-properties draw:stroke="none" draw:fill="solid" draw:fill-color="#ffffff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Mercurial</text:p>
      <text:p text:style-name="Title">-</text:p>
      <text:p text:style-name="Title"><draw:g text:anchor-type="paragraph" draw:z-index="0" draw:style-name="gr1"><draw:path draw:style-name="gr2" draw:text-style-name="P91" svg:width="1.549cm" svg:height="1.719cm" svg:x="13.942cm" svg:y="10.532cm" svg:viewBox="0 0 1550 1720" svg:d="M1550 1684c0 18-18 36-36 36-1479 0-1479 0-1479 0-17 0-35-18-35-36 0-1648 0-1648 0-1648 0-21 18-36 35-36 1479 0 1479 0 1479 0 18 0 36 15 36 36z"><text:p/></draw:path><draw:path draw:style-name="gr3" draw:text-style-name="P92" svg:width="0.653cm" svg:height="0.635cm" svg:x="12.722cm" svg:y="12.78cm" svg:viewBox="0 0 654 636" svg:d="M266 495c-32 45-65 81-65 88 0 21 47 21 68 21 142 0 265-11 364-113 10-11 14-18 17-18 4 0 4 4 4 4 0 11-4 28-7 35-46 124-46 124-46 124-601 0-601 0-601 0 418-538 418-538 418-538 14-21 28-38 28-45 0-22-35-22-81-22-146 0-224 7-319 120-7 7-10 11-14 11v-4c0-10 0-14 4-24 49-134 49-134 49-134 544 0 544 0 544 0z"><text:p/></draw:path><draw:path draw:style-name="gr3" draw:text-style-name="P92" svg:width="0.688cm" svg:height="0.67cm" svg:x="13.448cm" svg:y="12.762cm" svg:viewBox="0 0 689 671" svg:d="M145 251c0 24-4 52-4 77 0 230 120 312 237 312 142 0 247-96 286-238 25 0 25 0 25 0-39 167-159 269-325 269-209 0-364-141-364-332 0-198 155-339 364-339 134 0 297 78 314 251zM520 229c0-123-57-208-184-208-110 0-174 103-184 208z"><text:p/></draw:path><draw:path draw:style-name="gr3" draw:text-style-name="P92" svg:width="0.769cm" svg:height="0.656cm" svg:x="14.189cm" svg:y="12.762cm" svg:viewBox="0 0 770 657" svg:d="M194 187c32-102 88-187 250-187 134 0 259 71 259 261 0 236 0 236 0 236 0 117 14 135 49 146 7 7 18 7 18 11 0 3-7 3-18 3-14 0-46-3-109-3-68 0-110 3-128 3-11 0-14 0-14-3 0-4 3-4 14-11 42-3 63-33 63-146 0-236 0-236 0-236 0-113-53-229-180-229-144 0-190 148-190 317 0 148 0 148 0 148 0 78 4 138 56 146 7 0 15 7 15 7 0 7-8 7-11 7-7 0-60-3-127-3s-124 3-131 3c-3 0-10 0-10-7 0 0 7-7 14-7 60-8 67-68 67-146 0-299 0-299 0-299 0-74-11-113-46-131-10-7-21-11-21-11 0-3 11-3 28-7 57-10 102-17 152-35z"><text:p/></draw:path><draw:path draw:style-name="gr3" draw:text-style-name="P92" svg:width="0.275cm" svg:height="0.868cm" svg:x="15.001cm" svg:y="12.55cm" svg:viewBox="0 0 276 869" svg:d="M74 357c0-60-21-71-38-78-8-7-22-7-22-11 0 0 14-3 22-3 56-14 109-21 166-39 0 484 0 484 0 484 0 78 11 135 67 142 4 3 7 3 7 14 0 3-3 3-17 3-7 0-53-3-118-3-67 0-109 3-123 3s-18 0-18-3c0-11 4-11 14-14 53-7 60-64 60-142zM57 71c0-35 31-71 70-71 43 0 75 36 75 71 0 39-32 74-75 74-39 0-70-35-70-74z"><text:p/></draw:path><draw:path draw:style-name="gr3" draw:text-style-name="P92" svg:width="0.717cm" svg:height="0.889cm" svg:x="15.336cm" svg:y="12.529cm" svg:viewBox="0 0 718 890" svg:d="M385 693c-28-43-81-149-145-149-46 0-46 50-46 103 0 84 0 84 0 84 0 78 11 124 67 145 11 0 15 7 15 7 0 4-11 7-15 7-7 0-60-3-127-3s-112 3-123 3c-4 0-11-3-11-7 0 0 4-7 7-7 57-18 67-92 67-190 0-488 0-488 0-488 0-71-10-127-49-131-14-3-18-10-18-14 0-3 7-3 22-7 56-18 109-28 165-46 0 527 0 527 0 527 209-169 209-169 209-169 28-25 42-39 42-65 0-18-14-25-18-35-3 0-14 0-14-7 0-4 11-4 18-4 10 0 54 4 121 4 56 0 74-4 109-4 14 0 18 0 18 7 0 4-18 4-39 11-71 17-141 61-199 103-180 138-180 138-180 138 0 3 0 3 0 3 166 4 202 67 287 201 43 67 92 138 155 163 11 3 15 10 15 10 0 4-4 7-15 7-3 0-60-3-120-3-28 0-52 3-81 3z"><text:p/></draw:path><draw:path draw:style-name="gr3" draw:text-style-name="P92" svg:width="0.663cm" svg:height="0.67cm" svg:x="16.073cm" svg:y="12.762cm" svg:viewBox="0 0 664 671" svg:d="M607 548c0 39 8 74 43 92 10 3 14 3 14 10 0 4-4 4-14 4-131 0-131 0-131 0-17-39-31-85-31-124-4 0-4 0-4 0-49 95-121 141-223 141-127 0-261-56-261-202 0-190 285-208 412-208 72 0 72 0 72 0 0-39 0-39 0-39 0-116-57-201-181-201-113 0-180 35-222 141-7 14-7 21-11 21 0 0-3-3-3-14-36-109-36-109-36-109 103-53 180-60 290-60 142 0 286 49 286 201zM484 286c-75 0-75 0-75 0-131 0-268 39-268 201 0 89 67 153 155 153 146 0 188-150 188-270z"><text:p/></draw:path><draw:path draw:style-name="gr4" draw:text-style-name="P93" svg:width="0.021cm" svg:height="0.085cm" svg:x="14.323cm" svg:y="11.714cm" svg:viewBox="0 0 22 86" svg:d="M22 86c-11-18-14-35-19-56 0-11-3-18-3-30 3 47 11 58 22 86z"><text:p/></draw:path><draw:path draw:style-name="gr4" draw:text-style-name="P93" svg:width="0.005cm" svg:height="0.01cm" svg:x="14.404cm" svg:y="11.944cm" svg:viewBox="0 0 6 11" svg:d="M6 8c0-5-6-5-6-5v-3c0 3 6 8 6 11z"><text:p/></draw:path><draw:path draw:style-name="gr4" draw:text-style-name="P93" svg:width="0.007cm" svg:height="0.011cm" svg:x="14.409cm" svg:y="11.961cm" svg:viewBox="0 0 8 12" svg:d="M0 12c8-5 8-5 8-8 0-4 0-4 0-4 0 0 0 4-8 12z"><text:p/></draw:path><draw:path draw:style-name="gr4" draw:text-style-name="P93" svg:width="0.005cm" svg:height="0.004cm" svg:x="15.286cm" svg:y="11.693cm" svg:viewBox="0 0 6 5" svg:d="M6 0c0 0-6 0-6 5 6-5 6-5 6-5z"><text:p/></draw:path><draw:path draw:style-name="gr4" draw:text-style-name="P93" svg:width="1.099cm" svg:height="1.249cm" svg:x="14.187cm" svg:y="10.772cm" svg:viewBox="0 0 1100 1250" svg:d="M1001 946c0 0-10 0-17 0s-15-4-25-4c18 4 35 0 53 11 0-7-4 7 67-18 3-7 10-10 17-17 8-15-7-22-10-22-71-35-124-35-134-42-14 0 17 0 102 32 11 0 14 0 18 3 10 0 14 7 24 14 8 8-7 22-10 22-14 10-32 14-42 17-15 4-36 4-46 0-14-3-25-3-39-7 10 0 18 4 25 4 10-4 14 0 24 3 0 0 4 4 7 4 18 0 81-21 81-35 0-15-70-32-162-57-10-42-17-74-32-113-3-14-10-17-14-17-7 0-14 3-14 10 0 4 7 21 11 102 0-3-4-10 0-17-4-39-4-39-4-39-7-11-7-21-7-35 0-4-7-11 0-21 11 0 14-4 25 0 18 21 18 38 25 56 3 21 10 39 14 64-11-43-14-75-32-120-14-15-39-7-39 14 0 14 4 21 4 35 0 21 3 42 3 63 0 8 0 8 0 8-3 0-7 0-10 0-50-11-50-11-50-11-70-14-134-21-162-21-106-18-131-21-194-32-39-4-78-7-120-11-64-7-64-7-64-7 75-28 152-60 212-88 145-60 177-67 215-81 71-32 191-74 219-92 14-14 25-14 39-35 3-32-21-35-32-46-21-7-42-10-60-17-35-4-60-8-88-11-49-7-92-7-92-7-17-11-32-21-60-42-10-4-14-7-24-15 7-3 7-3 7-3 7-4 3 0 3 0-3 3-10 11 92-49 18-8 35-18 53-29 0 4-4 4-14 7 53-24 53-24 53-24 28-18 49-29 45-29 25-17 43-24 43-24 21-14 42-28 70-39 14-11 25-14 36-21 10-14 28-7 35-50-25-38-32-49-74-67-7 0-18 4-28 18 0 4 0 4 0 11l-4 3c-11 4-18 14-28 18-60 42-138 91-222 134-43 25-89 46-127 67-22 14-22 14-22 14-3-7-3-7-3-7-18-11-18-11-18-11-17-14-42-28-63-38-88-60-166-106-258-138-49-18-95-4-144 3-4 8-7 8-19 11-4 0-4-3-14 14-4 4-4 11 7 18 7 3 3 0 7 3 15 4 22 4 36 7 21 4 43 14 71 18 39 11 21-4-71-28 74 14 251 63 484 219-67-36-145-78-8 17-3-7-10-10-24-17 7 0 24 7 74 42 3 3 7 7 18 14-4 0-15 0-18 0-35 0-60-7-50-7 15 0 15 0 15 0-4 0-71-4-142-4-17 0 46 4-24 4-85 7-180-4-254 7-21 3-46 21-57 39-7 7-14 21-7 39 11 14 29 10 32 3 14-3 28-3 39-7 25-3 42-11 70-11-17 0-28 8-42 8 28 0 4 0 109-11 71-4 82-7 180-14 53 0 131 0 208 0 43 0 82 0 120 7 18 0 36 3 53 7 4 0 7 0 7 3-112 50-366 138-458 177-103 35-155 56-198 74-21 11-42 18-60 28h-7c53-28 88-32 53-28-25 18-53 14-88 46-21 28-25 63-25 95-3 32-3 64-3 95 3 50 3 50 3 50 4 24 4 24 4 24 0 14 0 14 0 14 0 4 0 4 0 4 3 0 3 4 3 4 0 46 11 96 36 131 28 25 17 11 17 11 0-7-3 14 67 28-21 0-21 0-7 0 7 3 14 3 25 3 3 0 7 4 18 0l3-3c-3 3-3 3-3 3 0-3 3-3 7-10 0 7 0 7 0 7v-7c0 0-4 7-7 7-4 3-11 3-15 3v-3c0 0 22 7 22-18-7-17-22-39-36-67-24-49-49-114-56-160-7-38 10 46 14 50 3 0-18-35-14-148-4-64 67-21 109-11 50 18 99 42 141 64 92 45 180 105 290 181-7-11 49 28 84 56-46-32 39 28 78 60 25 21 42 32 70 35 18 0 67-3 82-49-7 17-25 35-43 42-14 0-24 7-49 0-21-7-42-17-60-32-35-31-74-56-102-74-29-31-272-181-244-166 35 21 35 21 35 21 124 78 187 124 304 202 39 39 84 60 120 42 39-18 46-63 39-95-7-93-11-118-22-167 0-3 0-14-3-21v-7c10 0 14 0 21 0 28 7-11 0 14 0 4 7 4 7 7 7 11 3 18 3 25 3s18-3 25-10c17-4 35-7 49-21-11 3-35 21-74 28-7 3-18 0-25-7zM924 29v3zM215 1190c0-7-4-7-4-10 0 0 4 3 4 10zM211 1197c0 0-7 0-11 0 4 0 11 0 11 0zM176 1197c-4 0-4 0-4 0zM955 946v7c0-7 0-7 0-11zM881 844h-7zM871 738c3 21 3 46 10 81 0 17 0 17 0 17-7 0-7 0-7 0 0-35 0-63-3-98zM842 1141c-14-7-31-21-35-21-17-14-17-21-28-32-14-7-14-7-21-14-32-21 7 0-28-21 0-5-4-5-4-8v3c-7-10-7-10-7-10-7 0-7-4-7 0-4-4-7-4-7-4-14-11-32-21-39-28-28-14-49-43-81-53-25-25-49-35-78-50-7 0-7 4 4 18-25-18-53-32-74-49 14 7 32 7 10-11v4c0 0-3 0-14-4-3-7-24-17-21-14 4 0 4 0 4 0 0 0-7-11-18-14-4-4 3 3-7 0-11-4-25-14-32-21 4 0 7 3 14 3 21-3 60 11 78 4 35 10 39 7 60 7 28 7-39 0-21 3 38 4 81 15 123 18 7 0-10-3 14 0-10 0 0 0 4 4-4 0 3 0 3 0-3-4-3-4-3-4-4-3 24 7 39 7 10 0-4-3-7 0 0 0 7 7 24 11 39 3 60 14 106 21 0 0 7 0 18 3-11 0 3 7 14 7 7 0 32 7 49 11l7 4c0 7 0 7 0 7 0 7 0 7 0 7v10c0 7 0 7 0 7 0 4 0 11 0 14 0 22-7 43-7 53 7-3 7 14 7 18 0 7 0 18 0 21 0 19 0 22-7 33 0 25-7 56-17 70-4 7-15-10-15-10zM973 1084c4 43 18 89-4 127-28 36-77 32-98 15 0 0-14-11-21-18 24 21 42 25 59 25 25 0 43-4 50-18 21-18 18-81 10-148-7-37-10-72-14-107 0 0 0-4 0-7 7 39 18 95 18 131z"><text:p/></draw:path><draw:path draw:style-name="gr4" draw:text-style-name="P93" svg:width="0.003cm" svg:height="0.005cm" svg:x="14.402cm" svg:y="11.94cm" svg:viewBox="0 0 4 6" svg:d="M4 6c0 0-4 0-4-6 0 6 0 6 4 6z"><text:p/></draw:path><draw:path draw:style-name="gr4" draw:text-style-name="P93" svg:width="0.007cm" svg:height="0.018cm" svg:x="15.171cm" svg:y="11.954cm" svg:viewBox="0 0 8 19" svg:d="M0 19c0-4 8-11 8-19 0 8-8 15-8 19z"><text:p/></draw:path><draw:path draw:style-name="gr4" draw:text-style-name="P93" svg:width="0.007cm" svg:height="0.01cm" svg:x="14.409cm" svg:y="11.951cm" svg:viewBox="0 0 8 11" svg:d="M0 0c0 0 0 3 8 11 0-8-8-11-8-11z"><text:p/></draw:path><draw:path draw:style-name="gr4" draw:text-style-name="P93" svg:width="0.006cm" svg:height="0.018cm" svg:x="14.409cm" svg:y="11.954cm" svg:viewBox="0 0 7 19" svg:d="M0 0c0 8 0 12 0 19 9-7 9-11 0-19z"><text:p/></draw:path><draw:path draw:style-name="gr4" draw:text-style-name="P93" svg:width="0.002cm" svg:height="0cm" svg:x="14.817cm" svg:y="11.623cm" svg:viewBox="0 0 3 0" svg:d="M0 0h3c-3 0-3 0-3 0z"><text:p/></draw:path><draw:path draw:style-name="gr3" draw:text-style-name="P92" svg:width="0.176cm" svg:height="0.201cm" svg:x="12.704cm" svg:y="13.633cm" svg:viewBox="0 0 177 202" svg:d="M142 202l-14-38h-79l-14 38h-35l74-202h29l74 202zM89 50l-33 89h65z"><text:p/></draw:path><draw:path draw:style-name="gr3" draw:text-style-name="P92" svg:width="0.151cm" svg:height="0.201cm" svg:x="12.905cm" svg:y="13.633cm" svg:viewBox="0 0 152 202" svg:d="M110 202c-40-81-40-81-40-81-39 0-39 0-39 0 0 81 0 81 0 81-31 0-31 0-31 0 0-202 0-202 0-202 81 0 81 0 81 0 40 0 61 25 61 60 0 30-18 47-39 54 49 88 49 88 49 88zM77 25c-46 0-46 0-46 0 0 68 0 68 0 68 46 0 46 0 46 0 23 0 33-15 33-33 0-21-10-35-33-35z"><text:p/></draw:path><draw:path draw:style-name="gr3" draw:text-style-name="P92" svg:width="0.144cm" svg:height="0.205cm" svg:x="13.085cm" svg:y="13.633cm" svg:viewBox="0 0 145 206" svg:d="M70 206c-21 0-39-7-53-21-17-21-17-42-17-81 0-44 0-65 17-82 14-11 36-22 53-22 40 0 68 22 75 60-28 0-28 0-28 0-11-21-25-35-47-35-7 0-21 7-24 14-15 11-15 21-15 65 0 39 0 49 11 63 7 4 21 11 28 11 22 0 40-14 47-35 28 0 28 0 28 0-7 42-35 63-75 63z"><text:p/></draw:path><draw:polygon draw:style-name="gr3" draw:text-style-name="P92" svg:width="0.145cm" svg:height="0.201cm" svg:x="13.268cm" svg:y="13.633cm" svg:viewBox="0 0 146 202" draw:points="118,202 118,114 32,114 32,202 0,202 0,0 32,0 32,90 118,90 118,0 146,0 146,202"><text:p/></draw:polygon><draw:polygon draw:style-name="gr3" draw:text-style-name="P92" svg:width="0.031cm" svg:height="0.201cm" svg:x="13.466cm" svg:y="13.633cm" svg:viewBox="0 0 32 202" draw:points="0,202 0,0 32,0 32,202"><text:p/></draw:polygon><draw:polygon draw:style-name="gr3" draw:text-style-name="P92" svg:width="0.145cm" svg:height="0.201cm" svg:x="13.53cm" svg:y="13.633cm" svg:viewBox="0 0 146 202" draw:points="89,32 89,202 57,202 57,32 0,32 0,0 146,0 146,32"><text:p/></draw:polygon><draw:polygon draw:style-name="gr3" draw:text-style-name="P92" svg:width="0.127cm" svg:height="0.201cm" svg:x="13.709cm" svg:y="13.633cm" svg:viewBox="0 0 128 202" draw:points="0,202 0,0 128,0 128,32 28,32 28,90 113,90 113,114 28,114 28,178 128,178 128,202"><text:p/></draw:polygon><draw:path draw:style-name="gr3" draw:text-style-name="P92" svg:width="0.145cm" svg:height="0.205cm" svg:x="13.872cm" svg:y="13.633cm" svg:viewBox="0 0 146 206" svg:d="M72 206c-18 0-42-7-54-21-18-21-18-42-18-81 0-36 0-65 18-82 19-11 36-22 54-22 39 0 63 22 74 60-32 0-32 0-32 0-3-17-17-35-42-35-11 0-25 7-28 14-14 14-14 21-14 65 0 42 0 49 14 63 3 4 17 11 28 11 25 0 39-14 42-32 32 0 32 0 32 0-11 39-35 60-74 60z"><text:p/></draw:path><draw:polygon draw:style-name="gr3" draw:text-style-name="P92" svg:width="0.137cm" svg:height="0.201cm" svg:x="14.034cm" svg:y="13.633cm" svg:viewBox="0 0 138 202" draw:points="82,32 82,202 53,202 53,32 0,32 0,0 138,0 138,32"><text:p/></draw:polygon><draw:path draw:style-name="gr3" draw:text-style-name="P92" svg:width="0.145cm" svg:height="0.205cm" svg:x="14.203cm" svg:y="13.633cm" svg:viewBox="0 0 146 206" svg:d="M74 206c-42 0-74-28-74-67 0-139 0-139 0-139 32 0 32 0 32 0 0 139 0 139 0 139 0 25 17 42 42 42 21 0 39-17 39-42 0-139 0-139 0-139 33 0 33 0 33 0 0 139 0 139 0 139 0 39-33 67-72 67z"><text:p/></draw:path><draw:path draw:style-name="gr3" draw:text-style-name="P92" svg:width="0.144cm" svg:height="0.201cm" svg:x="14.402cm" svg:y="13.633cm" svg:viewBox="0 0 145 202" svg:d="M110 202c-43-81-43-81-43-81-43 0-43 0-43 0 0 81 0 81 0 81-24 0-24 0-24 0 0-202 0-202 0-202 75 4 75 4 75 4 38 0 67 21 67 56 0 33-18 51-46 54 49 88 49 88 49 88zM75 32c-44 0-44 0-44 0-7 61-7 61-7 61 51 0 51 0 51 0 17 0 35-7 35-33 0-21-18-28-35-28z"><text:p/></draw:path><draw:polygon draw:style-name="gr3" draw:text-style-name="P92" svg:width="0.127cm" svg:height="0.201cm" svg:x="14.584cm" svg:y="13.636cm" svg:viewBox="0 0 128 202" draw:points="0,198 0,0 128,0 128,28 33,28 33,86 114,86 114,110 33,110 33,174 128,174 128,202"><text:p/></draw:polygon><draw:polygon draw:style-name="gr3" draw:text-style-name="P92" svg:width="0.032cm" svg:height="0.201cm" svg:x="14.821cm" svg:y="13.636cm" svg:viewBox="0 0 33 202" draw:points="0,202 0,0 33,0 33,202"><text:p/></draw:polygon><draw:polygon draw:style-name="gr3" draw:text-style-name="P92" svg:width="0.152cm" svg:height="0.201cm" svg:x="14.905cm" svg:y="13.636cm" svg:viewBox="0 0 153 202" draw:points="124,202 28,56 28,202 0,202 0,0 28,0 124,142 124,0 153,0 153,202"><text:p/></draw:polygon><draw:polygon draw:style-name="gr3" draw:text-style-name="P92" svg:width="0.127cm" svg:height="0.201cm" svg:x="15.111cm" svg:y="13.636cm" svg:viewBox="0 0 128 202" draw:points="31,28 31,89 112,89 112,117 31,117 31,202 0,202 0,0 128,0 128,28"><text:p/></draw:polygon><draw:path draw:style-name="gr3" draw:text-style-name="P92" svg:width="0.145cm" svg:height="0.205cm" svg:x="15.264cm" svg:y="13.633cm" svg:viewBox="0 0 146 206" svg:d="M122 185c-11 14-28 21-50 21-24 0-43-7-54-21-24-18-17-42-17-78 0-39-7-64 17-85 11-11 30-22 54-22 22 0 39 11 50 22 24 21 24 46 24 85s0 60-24 78zM101 39c-7-3-18-7-29-7-14 0-24 4-32 7-11 14-11 21-11 68 0 39 0 46 11 60 8 11 18 14 32 14 11 0 22-3 29-14 10-14 14-21 14-60 0-47-4-54-14-68z"><text:p/></draw:path><draw:path draw:style-name="gr3" draw:text-style-name="P92" svg:width="0.144cm" svg:height="0.201cm" svg:x="15.452cm" svg:y="13.636cm" svg:viewBox="0 0 145 202" svg:d="M110 202c-39-85-39-85-39-85-38 0-38 0-38 0 0 85 0 85 0 85-33 0-33 0-33 0 0-202 0-202 0-202 78 0 78 0 78 0 36 0 64 21 64 56 0 33-18 51-39 54 42 92 42 92 42 92zM75 28c-42 0-42 0-42 0 0 61 0 61 0 61 42 0 42 0 42 0 21 0 35-7 35-33 0-17-14-28-35-28z"><text:p/></draw:path><draw:polygon draw:style-name="gr3" draw:text-style-name="P92" svg:width="0.18cm" svg:height="0.201cm" svg:x="15.636cm" svg:y="13.636cm" svg:viewBox="0 0 181 202" draw:points="149,202 149,67 104,163 81,163 32,67 32,202 0,202 0,0 32,0 93,124 149,0 181,0 181,202"><text:p/></draw:polygon><draw:path draw:style-name="gr3" draw:text-style-name="P92" svg:width="0.17cm" svg:height="0.201cm" svg:x="15.844cm" svg:y="13.636cm" svg:viewBox="0 0 171 202" svg:d="M139 202l-11-39h-82l-14 39h-32l74-202h26l71 202zM85 46l-28 93h61z"><text:p/></draw:path><draw:polygon draw:style-name="gr3" draw:text-style-name="P92" svg:width="0.138cm" svg:height="0.201cm" svg:x="16.01cm" svg:y="13.636cm" svg:viewBox="0 0 139 202" draw:points="89,28 89,202 58,202 58,28 0,28 0,0 139,0 139,28"><text:p/></draw:polygon><draw:polygon draw:style-name="gr3" draw:text-style-name="P92" svg:width="0.032cm" svg:height="0.201cm" svg:x="16.182cm" svg:y="13.636cm" svg:viewBox="0 0 33 202" draw:points="0,202 0,0 33,0 33,202"><text:p/></draw:polygon><draw:path draw:style-name="gr3" draw:text-style-name="P92" svg:width="0.148cm" svg:height="0.216cm" svg:x="16.264cm" svg:y="13.633cm" svg:viewBox="0 0 149 217" svg:d="M131 217c-18-22-18-22-18-22-14 7-25 11-42 11-25 0-43-7-53-22-21-18-18-39-18-78s0-63 18-84c10-11 28-22 53-22 21 0 39 11 53 22 22 21 22 45 22 84 0 36 0 53-15 74 18 19 18 19 18 19zM99 43c-7-7-18-11-28-11-14 0-25 4-32 11-11 10-11 24-11 63s0 53 11 60c7 11 18 14 32 14 7 0 10-3 21-10-21-18-21-18-21-18 17-14 17-14 17-14 18 14 18 14 18 14 4-7 7-21 7-46 0-39-3-53-14-63z"><text:p/></draw:path><draw:path draw:style-name="gr3" draw:text-style-name="P92" svg:width="0.144cm" svg:height="0.201cm" svg:x="16.447cm" svg:y="13.636cm" svg:viewBox="0 0 145 202" svg:d="M75 202c-44 0-75-25-75-67 0-135 0-135 0-135 31 0 31 0 31 0 0 135 0 135 0 135 0 25 19 42 44 42 21 0 39-17 39-42 0-135 0-135 0-135 31 0 31 0 31 0 0 135 0 135 0 135 0 42-31 67-70 67z"><text:p/></draw:path><draw:polygon draw:style-name="gr3" draw:text-style-name="P92" svg:width="0.13cm" svg:height="0.201cm" svg:x="16.641cm" svg:y="13.636cm" svg:viewBox="0 0 131 202" draw:points="0,202 3,0 131,0 131,28 29,28 29,89 117,89 117,117 29,117 29,177 131,177 131,202"><text:p/></draw:polygon></draw:g>Travaux Pratiques</text:p>
      <text:h text:style-name="P90" text:outline-level="1">Mise en route</text:h>
      <text:h text:style-name="Heading_20_2" text:outline-level="2">Objectifs</text:h>
      <text:p text:style-name="P2">Ce premier TP a pour simple objectif de mettre en place les divers éléments <text:span text:style-name="T11">nécessaires</text:span> à l'utilisation de Mercurial sur les postes clients.</text:p>
      <text:h text:style-name="Heading_20_2" text:outline-level="2">Mise en place des éléments</text:h>
      <text:p text:style-name="P2">Il est entendu que les TPs se dérouleront sur l'environnement suivant :</text:p>
      <text:list xml:id="list8438771405890096779" text:style-name="L1">
        <text:list-item>
          <text:p text:style-name="P23">Windows XP ou supérieur</text:p>
        </text:list-item>
        <text:list-item>
          <text:p text:style-name="P23">Droit d'administration sur les postes</text:p>
        </text:list-item>
        <text:list-item>
          <text:p text:style-name="P23">Mercurial v1.8.0 ou supérieur</text:p>
        </text:list-item>
      </text:list>
      <text:h text:style-name="Heading_20_3" text:outline-level="3">Client shell et TortoiseHg</text:h>
      <text:list xml:id="list6621293487803659092" text:style-name="L2">
        <text:list-item>
          <text:p text:style-name="P73"><text:span text:style-name="T1">Téléchargez le client à cette adresse : </text:span><text:a xlink:type="simple" xlink:href="http://tortoisehg.bitbucket.org/" text:style-name="Internet_20_link" text:visited-style-name="Visited_20_Internet_20_Link"><text:span text:style-name="T1">http://tortoisehg.bitbucket.org/</text:span></text:a></text:p>
        </text:list-item>
        <text:list-item>
          <text:p text:style-name="P24">Suivez les instructions pour l'installation</text:p>
        </text:list-item>
        <text:list-item>
          <text:p text:style-name="P24">Installez la documentation ainsi que l'outil Kdiff3 (les ssh utils ne sont pas obligatoires pour cette formation)</text:p>
        </text:list-item>
        <text:list-item>
          <text:p text:style-name="P24">TortoiseHg fournit également les commandes Shell pour l'utilisation de Mercurial directement en ligne de commande (le PATH utilisateur a été également modifié pour vous)</text:p>
        </text:list-item>
      </text:list>
      <text:p text:style-name="P8"/>
      <text:p text:style-name="P2">Vérifiez que l'installation s'est correctement déroulée en tapant cette commande dans un shell :</text:p>
      <text:p text:style-name="P14">$ hg --version</text:p>
      <text:p text:style-name="P2">Vous devriez également voir l'extension de l'explorateur Windows en invoquant le menu contextuel sur n'importe quel dossier.</text:p>
      <text:h text:style-name="Heading_20_3" text:outline-level="3">Client MercurialEclipse</text:h>
      <text:list xml:id="list6303674998016723236" text:style-name="L3">
        <text:list-item>
          <text:p text:style-name="P74"><text:span text:style-name="T1">Téléchargez Eclipse, la distribution Helios pour Java Developpers est suffisante : </text:span><text:a xlink:type="simple" xlink:href="http://eclipse.org/downloads/packages/eclipse-ide-java-developers/heliossr2" text:style-name="Internet_20_link" text:visited-style-name="Visited_20_Internet_20_Link"><text:span text:style-name="T1">http://eclipse.org/downloads/packages/eclipse-ide-java-developers/heliossr2</text:span></text:a></text:p>
        </text:list-item>
        <text:list-item>
          <text:p text:style-name="P25">Installez Eclipse (n'oubliez pas de setter la JVM si nécessaire)</text:p>
        </text:list-item>
        <text:list-item>
          <text:p text:style-name="P74"><text:span text:style-name="T1">Installation du plugin via l'update site à cette adresse </text:span><text:a xlink:type="simple" xlink:href="http://cbes.javaforge.com/update" text:style-name="Internet_20_link" text:visited-style-name="Visited_20_Internet_20_Link"><text:span text:style-name="T1">http://cbes.javaforge.com/update</text:span></text:a></text:p>
        </text:list-item>
        <text:list-item>
          <text:p text:style-name="P25">Menu Help → Install New Software</text:p>
        </text:list-item>
        <text:list-item>
          <text:p text:style-name="P25">Cliquez sur Add pour ajouter l'update site fournit</text:p>
        </text:list-item>
        <text:list-item>
          <text:p text:style-name="P25">Sélectionnez MercurialEclipse pour l'installation (les autres éléments ne sont pas requis)</text:p>
        </text:list-item>
        <text:list-item>
          <text:p text:style-name="P25">Assurez vous que l'exécutable Mercurial a bien été trouvé par le plugin</text:p>
          <text:list>
            <text:list-item>
              <text:p text:style-name="P25">Window → Preferences → Team → Mercurial</text:p>
            </text:list-item>
          </text:list>
        </text:list-item>
      </text:list>
      <text:h text:style-name="Heading_20_2" text:outline-level="2">Configurer le client Mercurial</text:h>
      <text:p text:style-name="P2">Pour finir l'installation de Mercurial, nous devons impérativement spécifier un identifiant pour l'utilisateur.</text:p>
      <text:p text:style-name="P2">Éditez directement le fichier mercurial.ini qui se trouve dans le home de l'utilisateur, ou utilisez les clients.</text:p>
      <text:p text:style-name="P2">Examinez les autres configuration possibles.</text:p>
      <text:p text:style-name="P2">Documentation sur la configuration : <text:a xlink:type="simple" xlink:href="http://www.selenic.com/mercurial/hgrc.5.html" text:style-name="Internet_20_link" text:visited-style-name="Visited_20_Internet_20_Link">http://www.selenic.com/mercurial/hgrc.5.html</text:a></text:p>
      <text:h text:style-name="P90" text:outline-level="1">TP : Utilisation quotidienne (locale)</text:h>
      <text:h text:style-name="Heading_20_2" text:outline-level="2">Objectifs</text:h>
      <text:p text:style-name="P2">Création d'un repository Mercurial puis manipulation des sources en local.</text:p>
      <text:p text:style-name="P2">Dans un premier temps, toutes les opérations se feront en ligne de commande puis le stagiaire sera <text:span text:style-name="T2">amené</text:span> à répéter le TP en utilisant le client riche de son choix.</text:p>
      <text:h text:style-name="Heading_20_2" text:outline-level="2">Création d'un Repository Mercurial</text:h>
      <text:list xml:id="list2939901829299800199" text:style-name="L4">
        <text:list-item>
          <text:p text:style-name="P26">Créez un répertoire de travail C:\work</text:p>
        </text:list-item>
        <text:list-item>
          <text:p text:style-name="P26">Créez un repository Mercurial dans ce dossier</text:p>
        </text:list-item>
      </text:list>
      <text:p text:style-name="P15">$ hg init .</text:p>
      <text:list xml:id="list5801349764436582130" text:style-name="L5">
        <text:list-item>
          <text:p text:style-name="P27">Examinez le résultat de cette opération</text:p>
        </text:list-item>
      </text:list>
      <text:p text:style-name="P8"/>
      <text:p text:style-name="P3"><text:span text:style-name="T2">À</text:span> tout moment vous pouvez consulter l'aide de Mercurial</text:p>
      <text:p text:style-name="P15">$ hg help<text:line-break/>$ hg help &lt;commande&gt;</text:p>
      <text:h text:style-name="Heading_20_2" text:outline-level="2">Ajout des sources</text:h>
      <text:list xml:id="list215724559724175355" text:style-name="L6">
        <text:list-item>
          <text:p text:style-name="P28">Créez un fichier a.txt dans le dossier</text:p>
        </text:list-item>
      </text:list>
      <text:p text:style-name="P2">Nous souhaitons versionner les sources de notre projet dans le repository nouvellement créé.</text:p>
      <text:list xml:id="list8842811851754500811" text:style-name="L7">
        <text:list-item>
          <text:p text:style-name="P29">Examinez l'état du fichier nouvellement créé</text:p>
        </text:list-item>
      </text:list>
      <text:p text:style-name="P16">$ hg status</text:p>
      <text:list xml:id="list7506745401630157938" text:style-name="L8">
        <text:list-item>
          <text:p text:style-name="P30">Que remarquez-vous ?</text:p>
        </text:list-item>
        <text:list-item>
          <text:p text:style-name="P30">Ajouter ce fichier au système de gestion de source</text:p>
        </text:list-item>
      </text:list>
      <text:p text:style-name="P20"><text:span text:style-name="T3">$ hg </text:span><text:span text:style-name="T4">add .</text:span></text:p>
      <text:list xml:id="list9075486396528017225" text:style-name="L9">
        <text:list-item>
          <text:p text:style-name="P31">Vérifiez le statut des fichiers ajoutés</text:p>
        </text:list-item>
        <text:list-item>
          <text:p text:style-name="P31">Qu'observez-vous ?</text:p>
        </text:list-item>
      </text:list>
      <text:p text:style-name="P16">$ hg status</text:p>
      <text:list xml:id="list3749137099681695716" text:style-name="L10">
        <text:list-item>
          <text:p text:style-name="P32">Commitez votre première révision</text:p>
        </text:list-item>
      </text:list>
      <text:p text:style-name="P16">$ hg commit -m "Premier import des sources"</text:p>
      <text:p text:style-name="P2"/>
      <text:p text:style-name="P2">N'oubliez pas d'écrire des messages de commits simples et clairs, ils sont essentiels à la bonne compréhension de l'objectif de la révision.</text:p>
      <text:p text:style-name="P2">Mettez-vous à la place d'un collaborateur qui tente de comprendre le but des modifications que vous avec apportez aux sources.</text:p>
      <text:p text:style-name="P2"/>
      <text:list xml:id="list3488156739540412696" text:style-name="L11">
        <text:list-item>
          <text:p text:style-name="P33">Examinez le statut de vos sources</text:p>
        </text:list-item>
        <text:list-item>
          <text:p text:style-name="P33">Puis l'historique</text:p>
        </text:list-item>
      </text:list>
      <text:p text:style-name="P16">$ hg log</text:p>
      <text:list xml:id="list5092903567977414327" text:style-name="L12">
        <text:list-item>
          <text:p text:style-name="P34">Identifiez les différentes métadonnées que possède une révision (hash et numéro de révision, auteur, commentaire, ...)</text:p>
        </text:list-item>
      </text:list>
      <text:h text:style-name="Heading_20_2" text:outline-level="2"><text:soft-page-break/>Manipulation des sources</text:h>
      <text:list xml:id="list2152775792673108691" text:style-name="L13">
        <text:list-item>
          <text:p text:style-name="P35">Ajoutez du texte dans le fichier a.txt (n'oubliez pas le retour à la ligne à la fin du fichier)</text:p>
        </text:list-item>
        <text:list-item>
          <text:p text:style-name="P35">Vérifiez le statut du fichier, que remarquez-vous ?</text:p>
        </text:list-item>
        <text:list-item>
          <text:p text:style-name="P35">Commitez votre modification</text:p>
        </text:list-item>
        <text:list-item>
          <text:p text:style-name="P35">Examinez l'historique des révisions</text:p>
        </text:list-item>
      </text:list>
      <text:h text:style-name="Heading_20_2" text:outline-level="2">Copie de source</text:h>
      <text:list xml:id="list6591097325863281396" text:style-name="L14">
        <text:list-item>
          <text:p text:style-name="P36">Copiez le fichier a.txt en a-copy.txt</text:p>
        </text:list-item>
      </text:list>
      <text:p text:style-name="P16">$ hg help copy</text:p>
      <text:list xml:id="list6607215591877686593" text:style-name="L15">
        <text:list-item>
          <text:p text:style-name="P37">Examinez le statut de la copie de travail</text:p>
        </text:list-item>
        <text:list-item>
          <text:p text:style-name="P37">Commitez ce changement</text:p>
        </text:list-item>
        <text:list-item>
          <text:p text:style-name="P37">Observez l'historique du fichier a.txt puis du fichier a-copy.txt</text:p>
        </text:list-item>
      </text:list>
      <text:p text:style-name="P16">$ hg log FILE</text:p>
      <text:p text:style-name="P2"/>
      <text:p text:style-name="P2">Mercurial est capable de tracer les modifications d'une ressource copiée.</text:p>
      <text:list xml:id="list5254563176506042709" text:style-name="L16">
        <text:list-item>
          <text:p text:style-name="P38">Trouvez l'option permettant d'obtenir l'historique entier de a-copy.txt</text:p>
        </text:list-item>
        <text:list-item>
          <text:p text:style-name="P38">Testez cette option sur a.txt</text:p>
        </text:list-item>
      </text:list>
      <text:p text:style-name="P3">Reprenez les étapes de cet exercice mais cette fois en copiant a.txt depuis l'explorateur ou à l'aide de la commande <text:span text:style-name="Source_20_Text">cp</text:span>.</text:p>
      <text:p text:style-name="P2">Que remarquez-vous ?</text:p>
      <text:h text:style-name="Heading_20_2" text:outline-level="2">Suppression des sources</text:h>
      <text:list xml:id="list2725673971601437301" text:style-name="L17">
        <text:list-item>
          <text:p text:style-name="P39">Supprimez le fichier a-copy.txt</text:p>
        </text:list-item>
      </text:list>
      <text:p text:style-name="P16">$ hg remove [FILE]...</text:p>
      <text:list xml:id="list7193718638617992846" text:style-name="L18">
        <text:list-item>
          <text:p text:style-name="P40">Examinez le statut de la copie de travail ainsi que les fichiers présents dans le dossier work</text:p>
        </text:list-item>
        <text:list-item>
          <text:p text:style-name="P40">Commitez</text:p>
        </text:list-item>
      </text:list>
      <text:p text:style-name="P9"/>
      <text:p text:style-name="P2">Il est possible de supprimer une source du repo Mercurial tout en la gardant intacte dans le dossier.</text:p>
      <text:p text:style-name="P16">$ hg forget [FILE]...</text:p>
      <text:p text:style-name="P2"/>
      <text:p text:style-name="P2">Distinguez les deux actions <text:span text:style-name="Source_20_Text">remove</text:span> et <text:span text:style-name="Source_20_Text">forget</text:span>.</text:p>
      <text:p text:style-name="P2"/>
      <text:p text:style-name="P3">Supprimez une source via l'explorateur (sans passer par Mercurial) et examinez le statut de la copie de travail (commande <text:span text:style-name="Source_20_Text">status</text:span>).</text:p>
      <text:p text:style-name="P3">Il est toujours possible de supprimer la ressource via la commande <text:span text:style-name="Source_20_Text">remove</text:span>.</text:p>
      <text:h text:style-name="Heading_20_2" text:outline-level="2">En cas d'erreur</text:h>
      <text:p text:style-name="P3"><text:span text:style-name="T8">Revert</text:span> :supprimer les changements en cours sur la copie de travail</text:p>
      <text:list xml:id="list5836714512927832606" text:style-name="L19">
        <text:list-item>
          <text:p text:style-name="P41">Modifiez le fichier a.txt sans commiter</text:p>
        </text:list-item>
        <text:list-item>
          <text:p text:style-name="P41">Ajoutez une source b.txt</text:p>
        </text:list-item>
        <text:list-item>
          <text:p text:style-name="P41">Examinez le statut de la copie de travail</text:p>
        </text:list-item>
        <text:list-item>
          <text:p text:style-name="P41">Supprimez les modifications</text:p>
        </text:list-item>
      </text:list>
      <text:p text:style-name="P16">$ hg help revert</text:p>
      <text:p text:style-name="P2"><text:soft-page-break/></text:p>
      <text:p text:style-name="P2"><text:span text:style-name="T8">Rollback</text:span> :Le rollback permet d'annuler la dernière transaction</text:p>
      <text:p text:style-name="P3">Ici nous souhaitons annuler l'effet du dernier commit</text:p>
      <text:list xml:id="list2574016308140237733" text:style-name="L20">
        <text:list-item>
          <text:p text:style-name="P42">Modifiez le fichier a.txt</text:p>
        </text:list-item>
        <text:list-item>
          <text:p text:style-name="P42">Commitez puis examinez l'historique</text:p>
        </text:list-item>
        <text:list-item>
          <text:p text:style-name="P42">Rollbackez ce commit</text:p>
        </text:list-item>
      </text:list>
      <text:p text:style-name="P16">$ hg rollback</text:p>
      <text:list xml:id="list5983850361883940692" text:style-name="L21">
        <text:list-item>
          <text:p text:style-name="P43">Examinez l'historique du repo à nouveau</text:p>
        </text:list-item>
      </text:list>
      <text:p text:style-name="P2"/>
      <text:p text:style-name="P3"><text:span text:style-name="T8">Backout</text:span> :supprimer l'effet d'un changeset particulier en « ajoutant » au repo</text:p>
      <text:list xml:id="list1054407855960668446" text:style-name="L22">
        <text:list-item>
          <text:p text:style-name="P44">Modifiez le fichier a.txt</text:p>
        </text:list-item>
        <text:list-item>
          <text:p text:style-name="P44">Commitez</text:p>
        </text:list-item>
        <text:list-item>
          <text:p text:style-name="P44">Vérifiez l'historique</text:p>
        </text:list-item>
        <text:list-item>
          <text:p text:style-name="P44">Supprimez les effets de cette révision à l'aide de la commande</text:p>
        </text:list-item>
      </text:list>
      <text:p text:style-name="P16">$ hg backout -m REV</text:p>
      <text:list xml:id="list8025871107315881629" text:style-name="L23">
        <text:list-item>
          <text:p text:style-name="P45">Analysez le résultat</text:p>
        </text:list-item>
      </text:list>
      <text:p text:style-name="P8"/>
      <text:p text:style-name="P2">[+] Testez le backout sur une autre révision que la dernière.</text:p>
      <text:h text:style-name="Heading_20_2" text:outline-level="2">Mise à jour de la copie de travail</text:h>
      <text:p text:style-name="P2"><text:span text:style-name="T2">À</text:span> tout moment il est possible d'extraire la copie de travail à partir d'une révision particulière pour examiner l'état des sources.</text:p>
      <text:p text:style-name="P2"/>
      <text:p text:style-name="P2">Changez l'état des sources en mettant à jour la copie de travail</text:p>
      <text:p text:style-name="P16">$ hg update REV</text:p>
      <text:p text:style-name="P2">Examinez la copie de travail</text:p>
      <text:h text:style-name="Heading_20_2" text:outline-level="2">.hgignore</text:h>
      <text:p text:style-name="P2">Documentation : <text:a xlink:type="simple" xlink:href="http://www.selenic.com/mercurial/hgignore.5.html" text:style-name="Internet_20_link" text:visited-style-name="Visited_20_Internet_20_Link">http://www.selenic.com/mercurial/hgignore.5.html</text:a></text:p>
      <text:p text:style-name="P8"/>
      <text:list xml:id="list1547339339386731661" text:style-name="L24">
        <text:list-item>
          <text:p text:style-name="P46">Créez un fichier .hgignore à la racine de la copie de travail</text:p>
        </text:list-item>
        <text:list-item>
          <text:p text:style-name="P46">Commitez</text:p>
        </text:list-item>
        <text:list-item>
          <text:p text:style-name="P46">Ajoutez un fichier nommée par exemple a.compile</text:p>
        </text:list-item>
        <text:list-item>
          <text:p text:style-name="P46">Examinez le statut du repo</text:p>
        </text:list-item>
        <text:list-item>
          <text:p text:style-name="P46">Ajoutez une ligne au fichier .hgignore de façon à ce que Mercurial ne se préoccupe pas de tous les fichiers d'extension .compile (syntaxe shell)</text:p>
        </text:list-item>
        <text:list-item>
          <text:p text:style-name="P46">Observez à nouveau le statut du repo</text:p>
        </text:list-item>
        <text:list-item>
          <text:p text:style-name="P46">Commitez</text:p>
        </text:list-item>
      </text:list>
      <text:p text:style-name="P9"/>
      <text:p text:style-name="P2">[+] Testez avec des fichiers marqués 'A'</text:p>
      <text:h text:style-name="Heading_20_2" text:outline-level="2">Autres clients</text:h>
      <text:p text:style-name="P2">Familiarisez-vous aux clients riches de votre choix en reprenant les éléments du TP1.</text:p>
      <text:h text:style-name="P90" text:outline-level="1">TP : Communiquer avec des repository distants</text:h>
      <text:h text:style-name="Heading_20_2" text:outline-level="2">Objectifs</text:h>
      <text:p text:style-name="P4">Comprendre les <text:span text:style-name="T9">mécanismes</text:span> de pull et push permettant de partager avec d'autres repositories les révisions qui concernent un même projet.</text:p>
      <text:p text:style-name="P4">En ligne de commande tout d'abord, puis avec les vue dédiées dans les clients riches.</text:p>
      <text:h text:style-name="Heading_20_2" text:outline-level="2">Cloner un repository</text:h>
      <text:p text:style-name="P2">Nous avons besoin d'un nouveau repository avec lequel nous allons communiquer.</text:p>
      <text:list xml:id="list1966545838596969466" text:style-name="L25">
        <text:list-item>
          <text:p text:style-name="P47">Clonez le repository du TP 1 dans C:\work-clone</text:p>
        </text:list-item>
      </text:list>
      <text:p text:style-name="P17">$ hg <text:span text:style-name="T9">clone SOURCE DEST</text:span></text:p>
      <text:list xml:id="list1471703795227012177" text:style-name="L26">
        <text:list-item>
          <text:p text:style-name="P48">Examinez le repository nouvellement créé (structure, historique, ...)</text:p>
        </text:list-item>
      </text:list>
      <text:h text:style-name="Heading_20_2" text:outline-level="2">Le Pull</text:h>
      <text:p text:style-name="P4">Nous allons <text:span text:style-name="T9">rapatrier</text:span> les révisions à partir du repository work.</text:p>
      <text:list xml:id="list201603134079460721" text:style-name="L27">
        <text:list-item>
          <text:p text:style-name="P49">Se positionner dans le repo work</text:p>
        </text:list-item>
        <text:list-item>
          <text:p text:style-name="P49">Faites une succession de modifications et commits sur le fichier a.txt</text:p>
        </text:list-item>
        <text:list-item>
          <text:p text:style-name="P49">Vérifiez l'historique</text:p>
        </text:list-item>
      </text:list>
      <text:p text:style-name="P10"/>
      <text:list xml:id="list174830938989467" text:continue-numbering="true" text:style-name="L27">
        <text:list-item>
          <text:p text:style-name="P49">Reprendre le repo work-clone</text:p>
        </text:list-item>
        <text:list-item>
          <text:p text:style-name="P49">Vérifiez le différentiel des révisions</text:p>
        </text:list-item>
      </text:list>
      <text:p text:style-name="P21"><text:span text:style-name="T5">$ hg </text:span><text:span text:style-name="T7">incoming URL</text:span></text:p>
      <text:list xml:id="list4128574348438736215" text:style-name="L28">
        <text:list-item>
          <text:p text:style-name="P50">Répétez la commande incoming en omettant l'URL</text:p>
        </text:list-item>
        <text:list-item>
          <text:p text:style-name="P50">Pourquoi cela fonctionne-t-il ?</text:p>
        </text:list-item>
        <text:list-item>
          <text:p text:style-name="P75">Rapatriez les révisions du repo work</text:p>
        </text:list-item>
      </text:list>
      <text:p text:style-name="P17">$ hg <text:span text:style-name="T9">pull</text:span></text:p>
      <text:list xml:id="list5099054131349521439" text:style-name="L29">
        <text:list-item>
          <text:p text:style-name="P51">Examinez la copie de travail, les sources sont-elles à jour ?</text:p>
        </text:list-item>
        <text:list-item>
          <text:p text:style-name="P51">Mettre à jour les sources afin de voir les modifications apportées par les révisions rapatriées</text:p>
        </text:list-item>
      </text:list>
      <text:h text:style-name="Heading_20_2" text:outline-level="2">Le push</text:h>
      <text:p text:style-name="P2">Cette fois modifiez le repo work-clone et pousser vos modifications vers le repo work.</text:p>
      <text:p text:style-name="P22"><text:span text:style-name="T6">$ hg </text:span><text:span text:style-name="T7">outgoing<text:line-break/>$ hg push</text:span></text:p>
      <text:list xml:id="list5980402789477988487" text:style-name="L30">
        <text:list-item>
          <text:p text:style-name="P52">Vérifiez l'historique du repo work</text:p>
        </text:list-item>
      </text:list>
      <text:h text:style-name="Heading_20_2" text:outline-level="2">Autres clients</text:h>
      <text:p text:style-name="P2">En utilisant les vues synchronize des clients TortoiseHg et Eclipse, réalisez à nouveau le TP 2.</text:p>
      <text:h text:style-name="P90" text:outline-level="1">TP : Les branches</text:h>
      <text:h text:style-name="Heading_20_2" text:outline-level="2">Objectifs</text:h>
      <text:p text:style-name="P2">Identifier les différents types de branches techniques Mercurial et savoir les mettre en <text:span text:style-name="T10">œuvre.</text:span> Comprendre le mécanisme de merge entre deux branches.</text:p>
      <text:h text:style-name="Heading_20_2" text:outline-level="2">Les branches par clonage</text:h>
      <text:p text:style-name="P5">Pour ce TP, nous allons reprendre un repository propre.</text:p>
      <text:list xml:id="list3605586027299697028" text:style-name="L31">
        <text:list-item>
          <text:p text:style-name="P53">Créez un nouveau repository dans C:\work</text:p>
        </text:list-item>
        <text:list-item>
          <text:p text:style-name="P53">Ajoutez-y une source a.txt</text:p>
        </text:list-item>
        <text:list-item>
          <text:p text:style-name="P53">Réalisez quelques modifications et commits afin de créer un historique</text:p>
        </text:list-item>
        <text:list-item>
          <text:p text:style-name="P53">Clonez ce nouveau repo dans C:\work-clone</text:p>
          <text:list>
            <text:list-item>
              <text:p text:style-name="P53">vous venez de créer une branche !</text:p>
            </text:list-item>
          </text:list>
        </text:list-item>
        <text:list-item>
          <text:p text:style-name="P53">Commitez des modifications sur les deux repositories en prenant garde à ne pas créer de conflits.<text:line-break/>Exemple : créer une source b.txt dans le repo work et une source c.txt dans le repo work-clone</text:p>
        </text:list-item>
      </text:list>
      <text:p text:style-name="P2">L'historique des deux repos est désormais divergent.</text:p>
      <text:p text:style-name="P5">Notez les numéros de révisions des changesets divergents</text:p>
      <text:list xml:id="list9194361738092040232" text:style-name="L32">
        <text:list-item>
          <text:p text:style-name="P55">Réintégrez la branche du repo work dans celle du repo work-clone à l'aide d'un pull, et remarquez la dernière ligne d'output de la commande.</text:p>
        </text:list-item>
        <text:list-item>
          <text:p text:style-name="P55">Pourquoi ne pas faire un push plutôt qu'un pull ?</text:p>
        </text:list-item>
      </text:list>
      <text:p text:style-name="P18">$ hg h<text:span text:style-name="T10">elp push</text:span></text:p>
      <text:list xml:id="list1934643341227290418" text:style-name="L33">
        <text:list-item>
          <text:p text:style-name="P56">Combien de HEADs le repo work-clone possède-t-il ?</text:p>
        </text:list-item>
      </text:list>
      <text:p text:style-name="P18">$ hg <text:span text:style-name="T10">heads</text:span></text:p>
      <text:list xml:id="list5417635977225371016" text:style-name="L34">
        <text:list-item>
          <text:p text:style-name="P57">Mergez ces deux HEADs</text:p>
        </text:list-item>
      </text:list>
      <text:p text:style-name="P18">$ hg <text:span text:style-name="T10">merge</text:span></text:p>
      <text:p text:style-name="P2">Les modifications portant sur deux fichiers différents, ce merge ne devrait créer</text:p>
      <text:p text:style-name="P2">aucun conflit</text:p>
      <text:list xml:id="list4274179596334440126" text:style-name="L35">
        <text:list-item>
          <text:p text:style-name="P58">Combien de parents possède la révision de merge ?</text:p>
        </text:list-item>
      </text:list>
      <text:p text:style-name="P18">$ hg <text:span text:style-name="T10">parents</text:span></text:p>
      <text:p text:style-name="P2"/>
      <text:p text:style-name="P2">Nous allons maintenant nous mettre dans une situation de résolution de conflit.</text:p>
      <text:list xml:id="list6082733337360636928" text:style-name="L36">
        <text:list-item>
          <text:p text:style-name="P59">Dans le repo work, ajoutez une ligne au fichier a.txt puis commitez.</text:p>
        </text:list-item>
        <text:list-item>
          <text:p text:style-name="P59">Faites de même dans le repo work-clone</text:p>
        </text:list-item>
        <text:list-item>
          <text:p text:style-name="P59">Réintégrez la branche work dans work-clone puis mergez, que se passe-t-il ?</text:p>
        </text:list-item>
        <text:list-item>
          <text:p text:style-name="P59">Résolvez le conflit</text:p>
        </text:list-item>
      </text:list>
      <text:h text:style-name="Heading_20_2" text:outline-level="2">Les branches nommées</text:h>
      <text:p text:style-name="P5">Dans le repo work :</text:p>
      <text:list xml:id="list3442885213904242287" text:style-name="L37">
        <text:list-item>
          <text:p text:style-name="P60">Listez les branche nommées</text:p>
        </text:list-item>
      </text:list>
      <text:p text:style-name="P18">$ hg <text:span text:style-name="T10">branches</text:span></text:p>
      <text:list xml:id="list5925271556217918476" text:style-name="L38">
        <text:list-item>
          <text:p text:style-name="P61"><text:soft-page-break/>Qu'observez-vous ?</text:p>
        </text:list-item>
        <text:list-item>
          <text:p text:style-name="P61">Dans le repo work, créez une branche nommée stable</text:p>
        </text:list-item>
      </text:list>
      <text:p text:style-name="P18">$ hg <text:span text:style-name="T10">branch stable</text:span></text:p>
      <text:list xml:id="list5167315198523667814" text:style-name="L39">
        <text:list-item>
          <text:p text:style-name="P62">Vérifiez que la copie de travail se situe dans la branche stable et lister les branches</text:p>
        </text:list-item>
      </text:list>
      <text:p text:style-name="P18">$ hg <text:span text:style-name="T10">branch<text:line-break/>$ hg branches</text:span></text:p>
      <text:list xml:id="list5581836956827617884" text:style-name="L40">
        <text:list-item>
          <text:p text:style-name="P63">Que remarquez-vous ?</text:p>
        </text:list-item>
        <text:list-item>
          <text:p text:style-name="P63">Commitez cette nouvelle branche et listez les branches</text:p>
        </text:list-item>
      </text:list>
      <text:p text:style-name="P11"/>
      <text:list xml:id="list174831304236722" text:continue-numbering="true" text:style-name="L40">
        <text:list-item>
          <text:p text:style-name="P63">Commitez des modifications dans la branche stable</text:p>
        </text:list-item>
        <text:list-item>
          <text:p text:style-name="P63">Observez l'historique de vos révisions, que remarque-t-on sur les métadonnées des changesets ?</text:p>
        </text:list-item>
      </text:list>
      <text:p text:style-name="P11"/>
      <text:p text:style-name="P5">Réintégrez la branche stable dans la branche default :</text:p>
      <text:list xml:id="list5360651207941223916" text:style-name="L41">
        <text:list-item>
          <text:p text:style-name="P64">Mettre à jour la copie de travail sur la dernière révision de default</text:p>
        </text:list-item>
      </text:list>
      <text:p text:style-name="P18">$ hg <text:span text:style-name="T10">update default</text:span></text:p>
      <text:list xml:id="list2097267748807607680" text:style-name="L42">
        <text:list-item>
          <text:p text:style-name="P65">Mergez avec la dernière révision de stable</text:p>
        </text:list-item>
      </text:list>
      <text:p text:style-name="P18">$ hg <text:span text:style-name="T10">merge stable</text:span></text:p>
      <text:p text:style-name="P2">Reprenez le clone work-clone et intégrez les nouvelles révisions avec un pull.</text:p>
      <text:p text:style-name="P2">Observez que la branche stable a bien été propagée.</text:p>
      <text:h text:style-name="Heading_20_2" text:outline-level="2">Bookmarks</text:h>
      <text:list xml:id="list5281231528236719268" text:style-name="L43">
        <text:list-item>
          <text:p text:style-name="P66">Dans le repo work, mettez à jour la copie de travail à la dernière révision de la branche default.</text:p>
        </text:list-item>
        <text:list-item>
          <text:p text:style-name="P66">Créez un bookmark</text:p>
        </text:list-item>
      </text:list>
      <text:p text:style-name="P18">$ hg <text:span text:style-name="T10">bookmark &lt;nom&gt;</text:span></text:p>
      <text:list xml:id="list6154779157461062634" text:style-name="L44">
        <text:list-item>
          <text:p text:style-name="P67">Affichez la log de cette dernière révision, que remarquez-vous ?</text:p>
        </text:list-item>
        <text:list-item>
          <text:p text:style-name="P67">Modifiez vos sources puis commitez</text:p>
        </text:list-item>
        <text:list-item>
          <text:p text:style-name="P67">Qu'observe-t'on à propos du bookmark ?</text:p>
        </text:list-item>
      </text:list>
      <text:p text:style-name="P11"/>
      <text:list xml:id="list174831852136397" text:continue-numbering="true" text:style-name="L44">
        <text:list-item>
          <text:p text:style-name="P67">Réintégrez ces révisions dans work-clone à l'aide d'un pull</text:p>
        </text:list-item>
        <text:list-item>
          <text:p text:style-name="P67">Qu'observe-t-on à propos du bookmark ?</text:p>
        </text:list-item>
      </text:list>
      <text:p text:style-name="P2">Il est possible de propager les bookmarks entre repositories, comment ?</text:p>
      <text:p text:style-name="P18">$ hg <text:span text:style-name="T10">help pull</text:span></text:p>
      <text:p text:style-name="P2">[+] Supprimez le bookmark dans le repo work</text:p>
      <text:h text:style-name="Heading_20_2" text:outline-level="2">Branches Anonymes</text:h>
      <text:p text:style-name="P5">Dans le repo work :</text:p>
      <text:list xml:id="list1676316713784640518" text:style-name="L45">
        <text:list-item>
          <text:p text:style-name="P68">Ajoutez du contenu à la source b.txt puis commitez</text:p>
        </text:list-item>
        <text:list-item>
          <text:p text:style-name="P68">Mettez à jour votre copie de travail afin qu'elle corresponde à l'état des sources de l'avant dernière révision</text:p>
        </text:list-item>
        <text:list-item>
          <text:p text:style-name="P68">Modifiez à nouveau la source b.txt puis commitez</text:p>
        </text:list-item>
      </text:list>
      <text:p text:style-name="P2">Vous venez de créer une branche annonyme, observez les deux HEADs dans le</text:p>
      <text:p text:style-name="P5">repo.</text:p>
      <text:list xml:id="list3788773610386689588" text:style-name="L46">
        <text:list-item>
          <text:p text:style-name="P69"><text:soft-page-break/>Continuez vos modifications sur ces deux branches puis mergez.</text:p>
        </text:list-item>
      </text:list>
      <text:p text:style-name="P5">Qu'observe-t-on sur les métadonnées des révisions concernant ces deux branches ?</text:p>
      <text:p text:style-name="P11"/>
      <text:list xml:id="list3308366727168129079" text:style-name="L47">
        <text:list-item>
          <text:p text:style-name="P70">Réintégrer les révisions dans work-clone à l'aide d'un pull.</text:p>
        </text:list-item>
      </text:list>
      <text:h text:style-name="P86" text:outline-level="2">Graft</text:h>
      <text:list xml:id="list6123669444926692205" text:style-name="L48">
        <text:list-item>
          <text:p text:style-name="P76"><text:bookmark-start text:name="__DdeLink__631_1301907756"/>Effectuez <text:span text:style-name="T12">2 commits</text:span> sur une branche<text:bookmark-end text:name="__DdeLink__631_1301907756"/></text:p>
        </text:list-item>
        <text:list-item>
          <text:p text:style-name="P76">Changer de branche et récupérer seulement le premier des 2 commits précédents</text:p>
        </text:list-item>
      </text:list>
      <text:p text:style-name="P19">$ hg <text:span text:style-name="T12">graft &lt;rev&gt;</text:span></text:p>
      <text:list xml:id="list174831045603049" text:continue-numbering="true" text:style-name="L48">
        <text:list-item>
          <text:p text:style-name="P77">Observer le résultat</text:p>
        </text:list-item>
      </text:list>
      <text:h text:style-name="Heading_20_2" text:outline-level="2">Tags</text:h>
      <text:list xml:id="list8767087436897838777" text:style-name="L49">
        <text:list-item>
          <text:p text:style-name="P71">Taguez la dernière révision du repo work avec le label v1.0.0</text:p>
        </text:list-item>
      </text:list>
      <text:p text:style-name="P18">$ hg <text:span text:style-name="T10">tag v1.0.0</text:span></text:p>
      <text:list xml:id="list8427098348461200442" text:style-name="L50">
        <text:list-item>
          <text:p text:style-name="P72">Observez l'historique, que remarquez-vous ?</text:p>
        </text:list-item>
        <text:list-item>
          <text:p text:style-name="P72">Continuez de commiter dans le repo work.</text:p>
        </text:list-item>
        <text:list-item>
          <text:p text:style-name="P72">Qu'observe-t-on à propos du tag ?</text:p>
        </text:list-item>
        <text:list-item>
          <text:p text:style-name="P72">Ouvrez le fichier .hgtags et analysez sa structure</text:p>
        </text:list-item>
        <text:list-item>
          <text:p text:style-name="P72">Mettez à jour votre copie de travail afin qu'elle corresponde à la révision taguée</text:p>
        </text:list-item>
        <text:list-item>
          <text:p text:style-name="P72">Réintégrez ce tag dans le repo work-clone</text:p>
        </text:list-item>
      </text:list>
      <text:h text:style-name="Heading_20_2" text:outline-level="2">Autres clients</text:h>
      <text:p text:style-name="P2">Créez chaque type de branches techniques à l'aide des clients TortoiseHg et Eclipse.</text:p>
      <text:h text:style-name="P90" text:outline-level="1">TP : les subrepos</text:h>
      <text:h text:style-name="P87" text:outline-level="2">Objectifs</text:h>
      <text:p text:style-name="P12">Utiliser les subrepos.</text:p>
      <text:h text:style-name="P88" text:outline-level="2">Gestion locale</text:h>
      <text:p text:style-name="P6">Pour ce TP, nous allons reprendre un repository propre.</text:p>
      <text:list xml:id="list174830161430672" text:continue-list="list3605586027299697028" text:style-name="L31">
        <text:list-item>
          <text:p text:style-name="P54">Créez un nouveau repository dans C:\work</text:p>
        </text:list-item>
        <text:list-item>
          <text:p text:style-name="P78">Créez 2 subrepos C:\work\subrepo1 et C:\work\subrepo2</text:p>
        </text:list-item>
        <text:list-item>
          <text:p text:style-name="P78">Déclarez les subrepos dans le fichier .hgsub et commitez</text:p>
        </text:list-item>
        <text:list-item>
          <text:p text:style-name="P78">Observez la création du fichier .hgsubstate et son contenu, que constatez-vous ?</text:p>
        </text:list-item>
      </text:list>
      <text:p text:style-name="P12"/>
      <text:list xml:id="list174830362844758" text:continue-numbering="true" text:style-name="L31">
        <text:list-item>
          <text:p text:style-name="P78">Allez dans subrepo1 et générez un historique</text:p>
        </text:list-item>
        <text:list-item>
          <text:p text:style-name="P78">Remontez dans le repo parent</text:p>
        </text:list-item>
        <text:list-item>
          <text:p text:style-name="P78">Regardez l'état du dépôt avec et sans l'option '--subrepos'</text:p>
        </text:list-item>
        <text:list-item>
          <text:p text:style-name="P78">Commitez et observez le diff du commit</text:p>
        </text:list-item>
      </text:list>
      <text:p text:style-name="P12"/>
      <text:list xml:id="list174830133033517" text:continue-numbering="true" text:style-name="L31">
        <text:list-item>
          <text:p text:style-name="P78">Restez dans le repo parent et effectuez des modifications dans subrepo2</text:p>
        </text:list-item>
        <text:list-item>
          <text:p text:style-name="P78">Regardez l'état du dépôt avec et sans l'option '--subrepos'</text:p>
        </text:list-item>
        <text:list-item>
          <text:p text:style-name="P80">Ajoutez vos modifications</text:p>
        </text:list-item>
        <text:list-item>
          <text:p text:style-name="P79">Regardez l'état du dépôt avec et sans l'option '--subrepos'</text:p>
        </text:list-item>
        <text:list-item>
          <text:p text:style-name="P80">Tentez de commiter, pourquoi cela n'est-il pas possible ?</text:p>
        </text:list-item>
        <text:list-item>
          <text:p text:style-name="P80">Commitez avec l'option '--subrepos'</text:p>
        </text:list-item>
        <text:list-item>
          <text:p text:style-name="P80">O<text:span text:style-name="T13">bservez le diff du commit </text:span>dans subrepo2 et le repo parent</text:p>
        </text:list-item>
      </text:list>
      <text:h text:style-name="Heading_20_2" text:outline-level="2">Synchronisation</text:h>
      <text:list xml:id="list5564917115640481741" text:style-name="L51">
        <text:list-item>
          <text:p text:style-name="P81">Clonez C:\work dans C:\work-clone-subrepos</text:p>
        </text:list-item>
        <text:list-item>
          <text:p text:style-name="P82">Observez le contenu de l'espace de travail, vérifiez que vous avez bien le contenu des subrepos</text:p>
        </text:list-item>
        <text:list-item>
          <text:p text:style-name="P83">Effectuez des modifications et commitez</text:p>
        </text:list-item>
        <text:list-item>
          <text:p text:style-name="P83">Poussez</text:p>
        </text:list-item>
        <text:list-item>
          <text:p text:style-name="P84">Constatez que les subrepos sont poussés ainsi que le repo parent</text:p>
        </text:list-item>
        <text:list-item>
          <text:p text:style-name="P84">Allez dans C:\work et mettez-le à jour</text:p>
        </text:list-item>
      </text:list>
      <text:p text:style-name="P13"/>
      <text:list xml:id="list174831330921224" text:continue-numbering="true" text:style-name="L51">
        <text:list-item>
          <text:p text:style-name="P85">Effectuez des modifications dans un subrepo sans mettre à jour l'état du repo parent</text:p>
        </text:list-item>
        <text:list-item>
          <text:p text:style-name="P85">Dans le clone, tentez de faire un pull<text:span text:style-name="T14">, pourquoi cela n'est-il pas possible ?</text:span></text:p>
        </text:list-item>
        <text:list-item>
          <text:p text:style-name="P85">Allez dans le subrepo du clone et faites un pull</text:p>
        </text:list-item>
      </text:list>
      <text:h text:style-name="P89" text:outline-level="2">Autres clients</text:h>
      <text:p text:style-name="P7">Créez chaque type de branches techniques à l'aide des clients TortoiseHg et Eclip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c972" officeooo:paragraph-rsid="0015c9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ravaux pratiques Mercurial<text:tab/><text:page-number text:select-page="current">8</text:page-number>/<text:page-count>10</text:page-count><text:tab/>Copyright Zenika 2011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Garnier</meta:initial-creator>
    <meta:creation-date>2016-01-04T10:39:43.203659345</meta:creation-date>
    <dc:date>2016-01-04T17:48:29.750928276</dc:date>
    <dc:creator>Alexandre Garnier</dc:creator>
    <meta:editing-duration>PT1H25M3S</meta:editing-duration>
    <meta:editing-cycles>12</meta:editing-cycles>
    <meta:generator>LibreOffice/5.0.2.2$Linux_X86_64 LibreOffice_project/00m0$Build-2</meta:generator>
    <meta:document-statistic meta:table-count="0" meta:image-count="0" meta:object-count="0" meta:page-count="10" meta:paragraph-count="278" meta:word-count="2248" meta:character-count="13291" meta:non-whitespace-character-count="11476"/>
  </office:meta>
</office:document-meta>
</file>